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50324d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8" style:family="paragraph" style:parent-style-name="Standard">
      <style:text-properties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0" style:family="paragraph" style:parent-style-name="Standard">
      <style:text-properties officeooo:paragraph-rsid="0e560433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1" style:family="text">
      <style:text-properties fo:color="#000000" loext:opacity="100%" officeooo:rsid="004804ae"/>
    </style:style>
    <style:style style:name="T36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officeooo:rsid="047da547"/>
    </style:style>
    <style:style style:name="T3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9" style:family="text">
      <style:text-properties style:use-window-font-color="true" loext:opacity="0%" style:font-name="Liberation Sans" fo:font-size="12pt" style:font-size-asian="12pt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4473353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a6f0a69"/>
    </style:style>
    <style:style style:name="T426" style:family="text">
      <style:text-properties officeooo:rsid="0aace3cd"/>
    </style:style>
    <style:style style:name="T427" style:family="text">
      <style:text-properties officeooo:rsid="0b952edb"/>
    </style:style>
    <style:style style:name="T428" style:family="text">
      <style:text-properties fo:font-size="8pt" style:font-size-asian="8pt" style:font-size-complex="8pt" loext:padding="0.049cm" loext:border="0.31pt solid #000000"/>
    </style:style>
    <style:style style:name="T429" style:family="text">
      <style:text-properties officeooo:rsid="0394a435"/>
    </style:style>
    <style:style style:name="T430" style:family="text">
      <style:text-properties officeooo:rsid="0be4091b"/>
    </style:style>
    <style:style style:name="T431" style:family="text">
      <style:text-properties officeooo:rsid="0bf888a9"/>
    </style:style>
    <style:style style:name="T432" style:family="text">
      <style:text-properties officeooo:rsid="0cf7e116"/>
    </style:style>
    <style:style style:name="T433" style:family="text">
      <style:text-properties officeooo:rsid="0d52ea33"/>
    </style:style>
    <style:style style:name="T434" style:family="text">
      <style:text-properties officeooo:rsid="0de1197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/>
    </style:style>
    <style:style style:name="T43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font-name="Liberation Sans" fo:font-size="12pt" fo:font-style="normal" officeooo:rsid="00bddfbe" style:font-size-asian="12pt" style:font-size-complex="12pt"/>
    </style:style>
    <style:style style:name="T446" style:family="text">
      <style:text-properties style:font-name="Liberation Sans" fo:font-size="12pt" officeooo:rsid="047da547" style:font-size-asian="12pt"/>
    </style:style>
    <style:style style:name="T447" style:family="text">
      <style:text-properties style:font-name="Liberation Sans" fo:font-size="12pt" style:font-size-asian="12pt" style:font-size-complex="12pt"/>
    </style:style>
    <style:style style:name="T448" style:family="text">
      <style:text-properties style:font-name="Liberation Sans" fo:font-size="12pt" officeooo:rsid="01657261" style:font-size-asian="12pt" style:font-size-complex="12pt"/>
    </style:style>
    <style:style style:name="T449" style:family="text">
      <style:text-properties style:font-name="Liberation Sans" fo:font-size="12pt" officeooo:rsid="00bddfbe" style:font-size-asian="12pt" style:font-size-complex="12pt"/>
    </style:style>
    <style:style style:name="T450" style:family="text">
      <style:text-properties style:font-name="Liberation Sans" fo:font-size="12pt" officeooo:rsid="050aa1f1" style:font-size-asian="12pt" style:font-size-complex="12pt"/>
    </style:style>
    <style:style style:name="T451" style:family="text">
      <style:text-properties style:font-name="Liberation Sans" fo:font-size="12pt" officeooo:rsid="05903285" style:font-size-asian="12pt" style:font-size-complex="12pt"/>
    </style:style>
    <style:style style:name="T452" style:family="text">
      <style:text-properties style:font-name="Liberation Sans" fo:font-size="12pt" officeooo:rsid="0594b105" style:font-size-asian="12pt" style:font-size-complex="12pt"/>
    </style:style>
    <style:style style:name="T453" style:family="text">
      <style:text-properties style:font-name="Liberation Sans" fo:font-size="12pt" officeooo:rsid="0d1ec96e" style:font-size-asian="12pt" style:font-size-complex="12pt"/>
    </style:style>
    <style:style style:name="T454" style:family="text">
      <style:text-properties style:font-name="Liberation Sans" fo:font-size="12pt" officeooo:rsid="0e2b2f17" style:font-size-asian="12pt" style:font-size-complex="12pt"/>
    </style:style>
    <style:style style:name="T455" style:family="text">
      <style:text-properties style:font-name="Liberation Sans" fo:font-size="12pt" officeooo:rsid="0e2e0824" style:font-size-asian="12pt" style:font-size-complex="12pt"/>
    </style:style>
    <style:style style:name="T456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061f0"/>
    </style:style>
    <style:style style:name="T462" style:family="text">
      <style:text-properties officeooo:rsid="0e1fd37f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officeooo:rsid="0e48dca5" style:font-weight-asian="bold" style:font-weight-complex="bold"/>
    </style:style>
    <style:style style:name="T465" style:family="text">
      <style:text-properties fo:font-weight="bold" officeooo:rsid="0e4dc746" style:font-weight-asian="bold" style:font-weight-complex="bold"/>
    </style:style>
    <style:style style:name="T466" style:family="text">
      <style:text-properties officeooo:rsid="0e2b2f17"/>
    </style:style>
    <style:style style:name="T467" style:family="text">
      <style:text-properties officeooo:rsid="0e3b8d4d"/>
    </style:style>
    <style:style style:name="T468" style:family="text">
      <style:text-properties officeooo:rsid="0e3cac9e"/>
    </style:style>
    <style:style style:name="T469" style:family="text">
      <style:text-properties fo:font-weight="normal" style:font-weight-asian="normal" style:font-weight-complex="normal"/>
    </style:style>
    <style:style style:name="T470" style:family="text">
      <style:text-properties officeooo:rsid="0e48dca5"/>
    </style:style>
    <style:style style:name="T471" style:family="text">
      <style:text-properties officeooo:rsid="0e5635a7"/>
    </style:style>
    <style:style style:name="T472" style:family="text">
      <style:text-properties officeooo:rsid="0e56c5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9">Deze versie </text:span><text:span text:style-name="T430">2</text:span><text:span text:style-name="T459">2</text:span><text:span text:style-name="T430">.04 </text:span><text:span text:style-name="T429">heeft codenaam Jammy Jellyfish (</text:span><text:span text:style-name="T362">jammy</text:span><text:span text:style-name="T429">) en is een zogenaamde LTS-versie (</text:span><text:span text:style-name="T434">LTS=</text:span><text:span text:style-name="T429">Long-Term Support, langetermijnondersteuning). <text:s/>Een LTS-versie verschijnt iedere twee jaar </text:span><text:span text:style-name="T433">in </text:span><text:span text:style-name="T429">april (deze in april 202</text:span><text:span text:style-name="T459">2</text:span><text:span text:style-name="T429">) en wordt </text:span><text:span text:style-name="T462">standaard </text:span><text:span text:style-name="T429">vanaf vrijgave </text:span><text:span text:style-name="T287">vijf</text:span><text:span text:style-name="T429"> jaar ondersteund</text:span><text:span text:style-name="T425"> </text:span><text:span text:style-name="T429">(</text:span><text:span text:style-name="T431">updates </text:span><text:span text:style-name="T429">tot april 202</text:span><text:span text:style-name="T459">7</text:span><text:span text:style-name="T425">)</text:span><text:span text:style-name="T429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7">karelzimmer.nl</text:span></text:span></text:a><text:span text:style-name="T305"> </text:span><text:span text:style-name="T391">voor</text:span><text:span text:style-name="T392"> </text:span><text:span text:style-name="T393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5">V</text:span><text:span text:style-name="T457">ul de waarden in het tekstvak achter de </text:span><text:span text:style-name="Definition"><text:span text:style-name="T446">schuingedrukte</text:span></text:span><text:span text:style-name="T435"> </text:span><text:span text:style-name="T458">woorden </text:span><text:span text:style-name="T394">(zie toelichting)</text:span><text:span text:style-name="T458">:</text:span></text:p>
      <text:p text:style-name="P3"><text:span text:style-name="Definition"><text:span text:style-name="T413">g</text:span></text:span><text:span text:style-name="Definition"><text:span text:style-name="T412">ebruiker</text:span></text:span><text:span text:style-name="Definition"><text:span text:style-name="T400"><text:tab/><text:tab/></text:span></text:span><text:span text:style-name="Definition"><text:span text:style-name="T419"> <text:tab/><text:tab/></text:span></text:span><text:span text:style-name="T401"><draw:control text:anchor-type="as-char" svg:y="-0.429cm" draw:z-index="14" draw:name="Gebruiker" draw:style-name="gr2" draw:text-style-name="P107" svg:width="6.061cm" svg:height="0.6cm" draw:control="control15"><svg:title>Gebruiker</svg:title><svg:desc>Volledige naam, bijv. Jan Stek</svg:desc></draw:control></text:span><text:span text:style-name="T401"><text:tab/></text:span><text:span text:style-name="T402">(</text:span><text:span text:style-name="T396">volledige naam, bijv. </text:span><text:span text:style-name="T398">J</text:span><text:span text:style-name="T418">a</text:span><text:span text:style-name="T398">n </text:span><text:span text:style-name="T418">Jansen</text:span><text:span text:style-name="T397">)</text:span></text:p>
      <text:p text:style-name="Standard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395"><text:tab/></text:span></text:span><text:span text:style-name="Definition"><text:span text:style-name="T395"><draw:control text:anchor-type="as-char" svg:y="-0.429cm" draw:z-index="15" draw:name="Gberuikersnaam" draw:style-name="gr2" draw:text-style-name="P107" svg:width="6.061cm" svg:height="0.6cm" draw:control="control16"><svg:title>Gebruikersnaam</svg:title><svg:desc>Korte naam, bijv. jan</svg:desc></draw:control></text:span></text:span><text:span text:style-name="Definition"><text:span text:style-name="T395"><text:tab/></text:span></text:span><text:span text:style-name="T438">(korte naam, bijv. </text:span><text:span text:style-name="T323">j</text:span><text:span text:style-name="T324">an</text:span><text:span text:style-name="T438">)</text:span></text:p>
      <text:p text:style-name="P2"><text:span text:style-name="Definition"><text:span text:style-name="T416">c</text:span></text:span><text:span text:style-name="Definition"><text:span text:style-name="T415">omputernaam</text:span></text:span><text:span text:style-name="Definition"><text:span text:style-name="T403"><text:tab/><text:tab/></text:span></text:span><text:span text:style-name="Definition"><text:span text:style-name="T401"><draw:control text:anchor-type="as-char" svg:y="-0.429cm" draw:z-index="16" draw:name="Computernaam" draw:style-name="gr2" draw:text-style-name="P107" svg:width="6.061cm" svg:height="0.6cm" draw:control="control17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naam van de compute</text:span></text:span><text:span text:style-name="Definition"><text:span text:style-name="T406">r, </text:span></text:span><text:span text:style-name="Definition"><text:span text:style-name="T407">bijv. </text:span></text:span><text:span text:style-name="Definition"><text:span text:style-name="T408">pc02</text:span></text:span><text:span text:style-name="Definition"><text:span text:style-name="T404">)</text:span></text:span></text:p>
      <text:p text:style-name="P2"><text:span text:style-name="Definition"><text:span text:style-name="T413">o</text:span></text:span><text:span text:style-name="Definition"><text:span text:style-name="T412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7" draw:name="Opstartmenu" draw:style-name="gr2" draw:text-style-name="P107" svg:width="6.061cm" svg:height="0.6cm" draw:control="control18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4">(</text:span></text:span><text:span text:style-name="Definition"><text:span text:style-name="T405">to</text:span></text:span><text:span text:style-name="Definition"><text:span text:style-name="T409">ets voor het opstartmedium</text:span></text:span><text:span text:style-name="Definition"><text:span text:style-name="T410">)</text:span></text:span></text:p>
      <text:p text:style-name="P2"><text:span text:style-name="Definition"><text:span text:style-name="T416">i</text:span></text:span><text:span text:style-name="Definition"><text:span text:style-name="T417">nstellingen</text:span></text:span><text:span text:style-name="T404"><text:tab/><text:tab/> <text:tab/></text:span><text:span text:style-name="T404"><draw:control text:anchor-type="as-char" svg:y="-0.429cm" draw:z-index="13" draw:name="Instellingen" draw:style-name="gr2" draw:text-style-name="P107" svg:width="6.061cm" svg:height="0.6cm" draw:control="control14"><svg:title>Instellingen</svg:title><svg:desc>Toets voor het BIOS/UEFI-scherm ("setup")</svg:desc></draw:control></text:span><text:span text:style-name="T404"><text:tab/>(</text:span><text:span text:style-name="T405">toets voor het BIOS/UEFI-scherm</text:span><text:span text:style-name="T404">)</text:span></text:p>
      <text:p text:style-name="P4"><text:span text:style-name="Definition"><text:span text:style-name="T413">g</text:span></text:span><text:span text:style-name="Definition"><text:span text:style-name="T412">ebruiker</text:span></text:span><text:span text:style-name="Definition"><text:span text:style-name="T414">2</text:span></text:span><text:span text:style-name="Definition"><text:span text:style-name="T400"><text:tab/></text:span></text:span><text:span text:style-name="Definition"><text:span text:style-name="T419"> <text:tab/><text:tab/></text:span></text:span><text:span text:style-name="T401"><draw:control text:anchor-type="as-char" svg:y="-0.429cm" draw:z-index="26" draw:name="Gebruiker 1" draw:style-name="gr2" draw:text-style-name="P107" svg:width="6.061cm" svg:height="0.6cm" draw:control="control27"><svg:title>Gebruiker</svg:title><svg:desc>Volledige naam, bijv. Jan Stek</svg:desc></draw:control></text:span><text:span text:style-name="T401"><text:tab/></text:span><text:span text:style-name="T402">(</text:span><text:span text:style-name="T396">volledige naam </text:span><text:span text:style-name="T399">evt. 2</text:span><text:span text:style-name="T420">e</text:span><text:span text:style-name="T399"> gebruiker</text:span><text:span text:style-name="T397">)</text:span></text:p>
      <text:p text:style-name="P93"><text:span text:style-name="Definition"><text:span text:style-name="T413">g</text:span></text:span><text:span text:style-name="Definition"><text:span text:style-name="T412">ebruikersnaam</text:span></text:span><text:span text:style-name="Definition"><text:span text:style-name="T414">2</text:span></text:span><text:span text:style-name="Definition"><text:span text:style-name="T395"><text:tab/></text:span></text:span><text:span text:style-name="Definition"><text:span text:style-name="T395"><draw:control text:anchor-type="as-char" svg:y="-0.429cm" draw:z-index="27" draw:name="Gberuikersnaam 1" draw:style-name="gr2" draw:text-style-name="P107" svg:width="6.061cm" svg:height="0.6cm" draw:control="control28"><svg:title>Gebruikersnaam</svg:title><svg:desc>Korte naam, bijv. jan</svg:desc></draw:control></text:span></text:span><text:span text:style-name="Definition"><text:span text:style-name="T395"><text:tab/></text:span></text:span><text:span text:style-name="T438">(korte naam</text:span><text:span text:style-name="T324"> </text:span><text:span text:style-name="T411">evt. 2</text:span><text:span text:style-name="T421">e</text:span><text:span text:style-name="T411"> gebruiker</text:span><text:span text:style-name="T438">)</text:span></text:p>
      <text:p text:style-name="P4"><text:span text:style-name="T325">Vervang </text:span><text:span text:style-name="Definition"><text:span text:style-name="T440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9">karelzimmer.nl</text:span></text:span></text:a><text:span text:style-name="T329"> onder </text:span><text:span text:style-name="T334">Linux</text:span><text:span text:style-name="T330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2123901300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40826259824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7"><draw:control text:anchor-type="as-char" draw:z-index="25" draw:name="Vorm3_ 1" draw:style-name="gr1" draw:text-style-name="P10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7">Bijv. </text:span></text:span><text:span text:style-name="User_20_Entry"><text:span text:style-name="T266">met </text:span></text:span><text:span text:style-name="User_20_Entry"><text:span text:style-name="T268">Terminalvenster</text:span></text:span><text:span text:style-name="User_20_Entry"><text:span text:style-name="T265"> </text:span></text:span><text:span text:style-name="User_20_Entry"><text:span text:style-name="T267">opdracht</text:span></text:span><text:span text:style-name="User_20_Entry"><text:span text:style-name="T265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34082650385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340826504144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7"><draw:control text:anchor-type="as-char" draw:z-index="20" draw:name="Vorm3_0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2">gebruike</text:span></text:span><text:span text:style-name="Definition"><text:span text:style-name="T443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4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34082650443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40826504720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66">pakket kz met </text:span></text:span><text:span text:style-name="Strong_20_Emphasis"><text:span text:style-name="T165">scripts en documenten van Karel Zimmer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10">Terminalvenster</text:span></text:span><text:span text:style-name="Strong_20_Emphasis"><text:span text:style-name="T120"> met toetscombinatie 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340826505008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4082650529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4082650558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4082650587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11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70">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2">.</text:span></text:span></text:p>
          </table:table-cell>
        </table:table-row>
        <table:table-row table:style-name="TableLine94340826506160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51">1</text:span></text:span><text:span text:style-name="Strong_20_Emphasis"><text:span text:style-name="T252"> </text:span></text:span><text:span text:style-name="Strong_20_Emphasis"><text:span text:style-name="T253">In</text:span></text:span><text:span text:style-name="Strong_20_Emphasis"><text:span text:style-name="T227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02827337240967" text:continue-numbering="true" text:style-name="L1">
        <text:list-item>
          <text:p text:style-name="P104"><text:bookmark-start text:name="__RefNumPara__4009_1271708128"/><text:span text:style-name="Strong_20_Emphasis"><text:span text:style-name="T43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082647147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1">een </text:span><text:span text:style-name="T361"><text:reference-ref text:reference-format="text" text:ref-name="Distributie">Ubuntu</text:reference-ref></text:span><text:span text:style-name="T361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2">Vanaf ee</text:span>n Live <text:span text:style-name="T426">USB-stick </text:span><text:span text:style-name="T471">(</text:span><text:span text:style-name="T426">of </text:span><text:span text:style-name="T472">cd/dvd</text:span><text:span text:style-name="T471">)</text:span><text:span text:style-name="T3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7">.</text:span></text:p>
            <text:p text:style-name="P52"><text:span text:style-name="T262">Opstartmenu/</text:span><text:span text:style-name="T263">boot menu</text:span><text:span text:style-name="T262"> </text:span><text:span text:style-name="T261">via </text:span><text:span text:style-name="Definition"><text:span text:style-name="T460">opstartmenu</text:span></text:span><text:span text:style-name="T261">, </text:span><text:span text:style-name="T262">instellingen/</text:span><text:span text:style-name="T263">setup</text:span><text:span text:style-name="T261"> via </text:span><text:span text:style-name="Definition"><text:span text:style-name="T448">instellingen</text:span></text:span><text:span text:style-name="T261">.</text:span></text:p>
          </table:table-cell>
        </table:table-row>
        <table:table-row table:style-name="TableLine94340826401664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5"> </text:span></text:span><text:span text:style-name="Strong_20_Emphasis"><text:span text:style-name="T172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2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340826557152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19"><text:span text:style-name="T354">Kies </text:span><text:span text:style-name="T338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54">.</text:span></text:p>
          </table:table-cell>
        </table:table-row>
        <table:table-row table:style-name="TableLine9434082636262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3" draw:name="Vorm12" draw:style-name="gr1" draw:text-style-name="P10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6">Wel</text:span></text:span><text:span text:style-name="Strong_20_Emphasis"><text:span text:style-name="T226">k</text:span></text:span><text:span text:style-name="Strong_20_Emphasis"><text:span text:style-name="T237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8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4340826708256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3">O</text:span></text:span><text:span text:style-name="Strong_20_Emphasis"><text:span text:style-name="T184">p </text:span></text:span><text:span text:style-name="Strong_20_Emphasis"><text:span text:style-name="T185">het </text:span></text:span><text:span text:style-name="Strong_20_Emphasis"><text:span text:style-name="T186">scherm </text:span></text:span><text:span text:style-name="Strong_20_Emphasis"><text:span text:style-name="T238">Toetsenbord</text:span></text:span><text:span text:style-name="Strong_20_Emphasis"><text:span text:style-name="T239">indeling</text:span></text:span><text:span text:style-name="Strong_20_Emphasis"><text:span text:style-name="T186"> </text:span></text:span><text:span text:style-name="Strong_20_Emphasis"><text:span text:style-name="T187">controleer </text:span></text:span><text:span text:style-name="Strong_20_Emphasis"><text:span text:style-name="T188">de </text:span></text:span><text:span text:style-name="Strong_20_Emphasis"><text:span text:style-name="T189">te gebruiken </text:span></text:span><text:span text:style-name="Strong_20_Emphasis"><text:span text:style-name="T187">toetsenbordindeling </text:span></text:span><text:span text:style-name="Strong_20_Emphasis"><text:span text:style-name="T190">en </text:span></text:span><text:span text:style-name="Strong_20_Emphasis"><text:span text:style-name="T183">klik </text:span></text:span><text:span text:style-name="Strong_20_Emphasis"><text:span text:style-name="T186">op </text:span></text:span><text:span text:style-name="Strong_20_Emphasis"><text:span text:style-name="T233">Verder</text:span></text:span><text:span text:style-name="Strong_20_Emphasis"><text:span text:style-name="T186">.</text:span></text:span></text:p>
          </table:table-cell>
        </table:table-row>
        <table:table-row table:style-name="TableLine94340826708544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40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9">Verder</text:span></text:span><text:span text:style-name="Strong_20_Emphasis"><text:span text:style-name="T54">.</text:span></text:span></text:p>
          </table:table-cell>
        </table:table-row>
        <table:table-row table:style-name="TableLine94340826708832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1">Bijgewerkte pakketten en andere programmatuur</text:span></text:span><text:span text:style-name="Strong_20_Emphasis"><text:span text:style-name="T242"> </text:span></text:span><text:span text:style-name="T54">klik op 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34082670912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340826709408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4" draw:name="Vorm16" draw:style-name="gr1" draw:text-style-name="P106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Installatietype</text:span></text:span><text:span text:style-name="Strong_20_Emphasis"><text:span text:style-name="T191"> </text:span></text:span><text:span text:style-name="Strong_20_Emphasis"><text:span text:style-name="T192">selecteer</text:span></text:span><text:span text:style-name="Strong_20_Emphasis"><text:span text:style-name="T193"> </text:span></text:span><text:span text:style-name="Strong_20_Emphasis"><text:span text:style-name="T365">het gewenste </text:span></text:span><text:span text:style-name="Strong_20_Emphasis"><text:span text:style-name="T382">Installatie type</text:span></text:span><text:span text:style-name="Strong_20_Emphasis"><text:span text:style-name="T365">.</text:span></text:span></text:p>
          </table:table-cell>
        </table:table-row>
        <table:table-row table:style-name="TableLine9434082670969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6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3">Verder</text:span></text:span><text:span text:style-name="Strong_20_Emphasis"><text:span text:style-name="T96"> en </text:span></text:span><text:span text:style-name="Strong_20_Emphasis"><text:span text:style-name="T177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5">k</text:span></text:span><text:span text:style-name="Strong_20_Emphasis"><text:span text:style-name="T206">lik op </text:span></text:span><text:span text:style-name="Strong_20_Emphasis"><text:span text:style-name="T234">I</text:span></text:span><text:span text:style-name="Strong_20_Emphasis"><text:span text:style-name="T235">nstalle</text:span></text:span><text:span text:style-name="Strong_20_Emphasis"><text:span text:style-name="T234">e</text:span></text:span><text:span text:style-name="Strong_20_Emphasis"><text:span text:style-name="T235">r </text:span></text:span><text:span text:style-name="Strong_20_Emphasis"><text:span text:style-name="T234">nu</text:span></text:span><text:span text:style-name="Strong_20_Emphasis"><text:span text:style-name="T206">.</text:span></text:span></text:p>
          </table:table-cell>
        </table:table-row>
        <table:table-row table:style-name="TableLine94340826709984">
          <table:table-cell table:style-name="_32_._5f_Installatie_5f_uitvoeren.A1" office:value-type="string">
            <text:p text:style-name="P77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3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30">Verder</text:span></text:span><text:span text:style-name="Strong_20_Emphasis"><text:span text:style-name="T76">.</text:span></text:span></text:p>
          </table:table-cell>
        </table:table-row>
        <table:table-row table:style-name="TableLine9434082671027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340826710560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5" draw:name="Vorm19" draw:style-name="gr1" draw:text-style-name="P10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83">Waar bevindt u zich?</text:span></text:span><text:span text:style-name="Strong_20_Emphasis"><text:span text:style-name="T370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7">klik </text:span></text:span><text:span text:style-name="Strong_20_Emphasis"><text:span text:style-name="T370">op </text:span></text:span><text:span text:style-name="Strong_20_Emphasis"><text:span text:style-name="T383">Verder</text:span></text:span><text:span text:style-name="Strong_20_Emphasis"><text:span text:style-name="T370">.</text:span></text:span></text:p>
          </table:table-cell>
        </table:table-row>
        <table:table-row table:style-name="TableLine94340826710848">
          <table:table-cell table:style-name="_32_._5f_Installatie_5f_uitvoeren.A1" office:value-type="string">
            <text:p text:style-name="P59"><text:span text:style-name="Strong_20_Emphasis"><text:span text:style-name="T447"/></text:span></text:p>
          </table:table-cell>
          <table:table-cell table:style-name="_32_._5f_Installatie_5f_uitvoeren.A1" office:value-type="string">
            <text:p text:style-name="P7"><text:span text:style-name="T384">Op </text:span><text:span text:style-name="T385">het </text:span><text:span text:style-name="T383">scherm </text:span><text:span text:style-name="Strong_20_Emphasis"><text:span text:style-name="T383">Wie bent u?</text:span></text:span><text:span text:style-name="T383"> </text:span><text:span text:style-name="T384">vul </text:span><text:span text:style-name="T386">in </text:span><text:span text:style-name="Strong_20_Emphasis"><text:span text:style-name="T387">Uw n</text:span></text:span><text:span text:style-name="Strong_20_Emphasis"><text:span text:style-name="T388">aam</text:span></text:span><text:span text:style-name="Strong_20_Emphasis"><text:span text:style-name="T373"> </text:span></text:span><text:span text:style-name="Definition"><text:span text:style-name="T449">gebruiker</text:span></text:span><text:span text:style-name="Strong_20_Emphasis"><text:span text:style-name="T374">, <text:line-break/></text:span></text:span><text:span text:style-name="Strong_20_Emphasis"><text:span text:style-name="T388">Naam </text:span></text:span><text:span text:style-name="Strong_20_Emphasis"><text:span text:style-name="T387">van uw </text:span></text:span><text:span text:style-name="Strong_20_Emphasis"><text:span text:style-name="T389">computer</text:span></text:span><text:span text:style-name="Definition"><text:span text:style-name="T445"> </text:span></text:span><text:span text:style-name="Definition"><text:span text:style-name="T449">computernaam</text:span></text:span><text:span text:style-name="Strong_20_Emphasis"><text:span text:style-name="T373">,<text:line-break/></text:span></text:span><text:span text:style-name="Strong_20_Emphasis"><text:span text:style-name="T387">Kies een g</text:span></text:span><text:span text:style-name="Strong_20_Emphasis"><text:span text:style-name="T389">ebruikersnaam</text:span></text:span><text:span text:style-name="Strong_20_Emphasis"><text:span text:style-name="T373"> </text:span></text:span><text:span text:style-name="Definition"><text:span text:style-name="T449">gebruikersnaam</text:span></text:span><text:span text:style-name="Strong_20_Emphasis"><text:span text:style-name="T373">,<text:line-break/></text:span></text:span><text:span text:style-name="Strong_20_Emphasis"><text:span text:style-name="T375">g</text:span></text:span><text:span text:style-name="Strong_20_Emphasis"><text:span text:style-name="T364">eef tweemaal een </text:span></text:span><text:span text:style-name="Strong_20_Emphasis"><text:span text:style-name="T381">wachtwoord</text:span></text:span><text:span text:style-name="Strong_20_Emphasis"><text:span text:style-name="T364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80">k</text:span></text:span><text:span text:style-name="Strong_20_Emphasis"><text:span text:style-name="T364">lik op </text:span></text:span><text:span text:style-name="Strong_20_Emphasis"><text:span text:style-name="T381">Verder</text:span></text:span><text:span text:style-name="Strong_20_Emphasis"><text:span text:style-name="T364">.</text:span></text:span></text:p>
          </table:table-cell>
        </table:table-row>
        <table:table-row table:style-name="TableLine943408267111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40826711424">
          <table:table-cell table:style-name="_32_._5f_Installatie_5f_uitvoeren.A1" office:value-type="string">
            <text:p text:style-name="P59"><text:span text:style-name="Strong_20_Emphasis"><text:span text:style-name="T447"><text:s/></text:span></text:span><text:span text:style-name="T119"><draw:control text:anchor-type="as-char" draw:z-index="6" draw:name="Vorm21" draw:style-name="gr1" draw:text-style-name="P10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7">p het scherm </text:span></text:span><text:span text:style-name="Strong_20_Emphasis"><text:span text:style-name="T390">Installatie voltooid</text:span></text:span><text:span text:style-name="Strong_20_Emphasis"><text:span text:style-name="T377"> </text:span></text:span><text:span text:style-name="Strong_20_Emphasis"><text:span text:style-name="T376">klik </text:span></text:span><text:span text:style-name="Strong_20_Emphasis"><text:span text:style-name="T364">op </text:span></text:span><text:span text:style-name="Strong_20_Emphasis"><text:span text:style-name="T381">Nu herstarten</text:span></text:span><text:span text:style-name="Strong_20_Emphasis"><text:span text:style-name="T364">.</text:span></text:span></text:p>
          </table:table-cell>
        </table:table-row>
        <table:table-row table:style-name="TableLine9434082671171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40826712000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7" draw:name="Vorm22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4">Verwijder </text:span></text:span><text:span text:style-name="Strong_20_Emphasis"><text:span text:style-name="T195">het </text:span></text:span><text:span text:style-name="Strong_20_Emphasis"><text:span text:style-name="T194">installatiemedium </text:span></text:span><text:span text:style-name="Strong_20_Emphasis"><text:span text:style-name="T197">en</text:span></text:span><text:span text:style-name="Strong_20_Emphasis"><text:span text:style-name="T194"> </text:span></text:span><text:span text:style-name="Strong_20_Emphasis"><text:span text:style-name="T198">druk </text:span></text:span><text:span text:style-name="Strong_20_Emphasis"><text:span text:style-name="T199">op</text:span></text:span><text:span text:style-name="Strong_20_Emphasis"><text:span text:style-name="T198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200">.</text:span></text:span></text:p>
          </table:table-cell>
        </table:table-row>
      </table:table>
      <text:p text:style-name="P51"><text:span text:style-name="Strong_20_Emphasis"><text:span text:style-name="T198"/></text:span></text:p>
      <text:list xml:id="list102827060404111" text:continue-numbering="true" text:style-name="L1">
        <text:list-item>
          <text:p text:style-name="P102"><text:span text:style-name="Strong_20_Emphasis"><text:span text:style-name="T244">Installatie </text:span></text:span><text:span text:style-name="Strong_20_Emphasis"><text:span text:style-name="T245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082668353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8" draw:name="Vorm24" draw:style-name="gr1" draw:text-style-name="P10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86">.</text:span></text:span></text:p>
          </table:table-cell>
        </table:table-row>
        <table:table-row table:style-name="TableLine9434082681462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1"/></text:span></text:p>
          </table:table-cell>
        </table:table-row>
        <table:table-row table:style-name="TableLine9434082679320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9" draw:name="Vorm25" draw:style-name="gr1" draw:text-style-name="P10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4">Overslaan</text:span></text:span><text:span text:style-name="Strong_20_Emphasis"><text:span text:style-name="T99"> en </text:span></text:span><text:span text:style-name="Strong_20_Emphasis"><text:span text:style-name="T246">Volgende</text:span></text:span><text:span text:style-name="Strong_20_Emphasis"><text:span text:style-name="T201">.</text:span></text:span></text:p>
          </table:table-cell>
        </table:table-row>
        <table:table-row table:style-name="TableLine94340826841104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7">Klaar om te beginnen </text:span></text:span><text:span text:style-name="Strong_20_Emphasis"><text:span text:style-name="T201">klik op </text:span></text:span><text:span text:style-name="Strong_20_Emphasis"><text:span text:style-name="T246">Vol</text:span></text:span><text:span text:style-name="Strong_20_Emphasis"><text:span text:style-name="T248">tooid</text:span></text:span><text:span text:style-name="Strong_20_Emphasis"><text:span text:style-name="T201">.</text:span></text:span></text:p>
          </table:table-cell>
        </table:table-row>
        <table:table-row table:style-name="TableLine9434082693536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082694092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0" draw:name="Vorm27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5">Standaard</text:span></text:span><text:span text:style-name="Strong_20_Emphasis"><text:span text:style-name="T100"> of </text:span></text:span><text:span text:style-name="Strong_20_Emphasis"><text:span text:style-name="T225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2">s</text:span></text:span><text:span text:style-name="Strong_20_Emphasis"><text:span text:style-name="T204"> </text:span></text:span><text:span text:style-name="Strong_20_Emphasis"><text:span text:style-name="T203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3">geb</text:span></text:span><text:span text:style-name="Strong_20_Emphasis"><text:span text:style-name="T214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31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2">Gebruikers</text:span></text:span><text:span text:style-name="Strong_20_Emphasis"><text:span text:style-name="T147">.</text:span></text:span></text:p>
          </table:table-cell>
        </table:table-row>
        <table:table-row table:style-name="TableLine943408269382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6">Klik links</text:span></text:span><text:span text:style-name="Strong_20_Emphasis"><text:span text:style-name="T207"> </text:span></text:span><text:span text:style-name="Strong_20_Emphasis"><text:span text:style-name="T148">op </text:span></text:span><text:span text:style-name="Strong_20_Emphasis"><text:span text:style-name="T215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4">Gebruik</text:span></text:span><text:span text:style-name="Strong_20_Emphasis"><text:span text:style-name="T255">er</text:span></text:span><text:span text:style-name="Strong_20_Emphasis"><text:span text:style-name="T254"> toevoegen</text:span></text:span><text:span text:style-name="Strong_20_Emphasis"><text:span text:style-name="T149">.</text:span></text:span></text:p>
          </table:table-cell>
        </table:table-row>
        <table:table-row table:style-name="TableLine943408269398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7">Sluit </text:span></text:span><text:span text:style-name="Strong_20_Emphasis"><text:span text:style-name="T254">Gebruiker toevoegen</text:span></text:span><text:span text:style-name="Strong_20_Emphasis"><text:span text:style-name="T149">.</text:span></text:span></text:p>
          </table:table-cell>
        </table:table-row>
        <table:table-row table:style-name="TableLine943408269134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0826800960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8"><draw:control text:anchor-type="as-char" draw:z-index="24" draw:name="Vorm 2" draw:style-name="gr1" draw:text-style-name="P10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9">Controleer </text:span></text:span><text:span text:style-name="Strong_20_Emphasis"><text:span text:style-name="T180">of er </text:span></text:span><text:span text:style-name="Strong_20_Emphasis"><text:span text:style-name="T181">extra stuurprogramma's zijn</text:span></text:span><text:span text:style-name="Strong_20_Emphasis"><text:span text:style-name="T180"> </text:span></text:span><text:span text:style-name="Strong_20_Emphasis"><text:span text:style-name="T182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9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20">Ex</text:span></text:span><text:span text:style-name="Strong_20_Emphasis"><text:span text:style-name="T221">tra stuurprogramma's</text:span></text:span><text:span text:style-name="Strong_20_Emphasis"><text:span text:style-name="T108">.</text:span></text:span></text:p>
          </table:table-cell>
        </table:table-row>
        <table:table-row table:style-name="TableLine9434082693576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3408268995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082689238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1" draw:name="Vorm29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6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6">Updatebeheer</text:span></text:span><text:span text:style-name="Strong_20_Emphasis"><text:span text:style-name="T151">.</text:span></text:span></text:p>
          </table:table-cell>
        </table:table-row>
        <table:table-row table:style-name="TableLine94340826893008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5">A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58">Nu installeren</text:span></text:span><text:span text:style-name="T358">.</text:span></text:p>
          </table:table-cell>
        </table:table-row>
        <table:table-row table:style-name="TableLine94340826930992">
          <table:table-cell table:style-name="_33_._5f_Installatie_5f_afronden.A1" office:value-type="string">
            <text:p text:style-name="P60"><text:span text:style-name="Strong_20_Emphasis"><text:span text:style-name="T169"/></text:span></text:p>
          </table:table-cell>
          <table:table-cell table:style-name="_33_._5f_Installatie_5f_afronden.A1" office:value-type="string">
            <text:p text:style-name="P58"><text:span text:style-name="T359">A</text:span><text:span text:style-name="T447">ls </text:span><text:span text:style-name="Strong_20_Emphasis"><text:span text:style-name="T360">Updatebeheer </text:span></text:span><text:span text:style-name="T447">hierom vraagt, </text:span><text:span text:style-name="T450">h</text:span><text:span text:style-name="T447">erstart </text:span><text:span text:style-name="T451">de</text:span><text:span text:style-name="T447"> computer </text:span><text:span text:style-name="T452">en daarna weer aanmelden als </text:span><text:span text:style-name="Definition"><text:span text:style-name="T444">gebruiker</text:span></text:span><text:span text:style-name="T447">.</text:span></text:p>
          </table:table-cell>
        </table:table-row>
        <table:table-row table:style-name="TableLine9434082693161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40826933968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9"><draw:control text:anchor-type="as-char" draw:z-index="18" draw:name="Vorm4_1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0"><text:span text:style-name="Strong_20_Emphasis"><text:span text:style-name="T119">Installeer </text:span></text:span><text:span text:style-name="Strong_20_Emphasis"><text:span text:style-name="T166">pakket kz met </text:span></text:span><text:span text:style-name="Strong_20_Emphasis"><text:span text:style-name="T165">scripts en documenten van Karel Zimmer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10">Terminalvenster</text:span></text:span><text:span text:style-name="Strong_20_Emphasis"><text:span text:style-name="T120"> met toetscombinatie 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340826932768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3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4082693459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4082691872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4082691950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9"><draw:control text:anchor-type="as-char" draw:z-index="12" draw:name="Vorm37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</text:span></text:span><text:span text:style-name="Strong_20_Emphasis"><text:span text:style-name="T153"><text:note text:id="ftn9" text:note-class="footnote"><text:note-citation>2</text:note-citation><text:note-body><text:p text:style-name="Footnote">De installatie kan nagelopen worden met bestand <text:span text:style-name="T463">Apps</text:span> in map <text:span text:style-name="T463">kz</text:span> in <text:span text:style-name="T463">Documenten</text:span>.</text:p></text:note-body></text:note></text:span></text:span><text:span text:style-name="Strong_20_Emphasis"><text:span text:style-name="T153">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6">.</text:span></text:span></text:p>
          </table:table-cell>
        </table:table-row>
        <table:table-row table:style-name="TableLine94340826936816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7">3</text:span></text:span><text:span text:style-name="Strong_20_Emphasis"><text:span text:style-name="T208"> </text:span></text:span><text:span text:style-name="Strong_20_Emphasis"><text:span text:style-name="T258">Installatie</text:span></text:span><text:span text:style-name="Strong_20_Emphasis"><text:span text:style-name="T259"> </text:span></text:span><text:span text:style-name="Strong_20_Emphasis"><text:span text:style-name="T260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340826937600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340826920944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9"><draw:control text:anchor-type="as-char" draw:z-index="23" draw:name="Vorm 1" draw:style-name="gr1" draw:text-style-name="P10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2"/></text:span></text:p>
      <text:p text:style-name="P57"><text:span text:style-name="Strong_20_Emphasis"><text:span text:style-name="T129"/></text:span></text:p>
      <text:list xml:id="list102826458444405" text:continue-numbering="true" text:style-name="L1">
        <text:list-item>
          <text:p text:style-name="P105"><text:span text:style-name="Strong_20_Emphasis"><text:span text:style-name="T43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340826921648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9"><draw:control text:anchor-type="as-char" draw:z-index="19" draw:name="Vorm40_0" draw:style-name="gr1" draw:text-style-name="P10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1">gebruiker</text:span></text:span><text:span text:style-name="Strong_20_Emphasis"><text:span text:style-name="T159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34082705339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340827053680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9"><draw:control text:anchor-type="as-char" draw:z-index="21" draw:name="Vorm40_2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8">Super</text:span>-toets <text:span text:style-name="T285">is </text:span>de Windows<text:span text:style-name="T432">-</text:span><text:span text:style-name="T427">toets</text:span>, <text:span text:style-name="T432">C</text:span>ommand-<text:span text:style-name="T427">toets</text:span>, of <text:span text:style-name="T43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7">men</text:span></text:span><text:span text:style-name="Strong_20_Emphasis"><text:span text:style-name="T212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9">Installatiem</text:span></text:span><text:span text:style-name="Strong_20_Emphasis"><text:span text:style-name="T250">enu</text:span></text:span><text:span text:style-name="Strong_20_Emphasis"><text:span text:style-name="T136">.</text:span></text:span></text:p>
          </table:table-cell>
        </table:table-row>
        <table:table-row table:style-name="TableLine9434082705419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7">4 </text:span></text:span><text:span text:style-name="Strong_20_Emphasis"><text:span text:style-name="T218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9">.</text:span></text:span></text:p>
          </table:table-cell>
        </table:table-row>
        <table:table-row table:style-name="TableLine9434082705481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340827055440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8" draw:name="Vorm40_ 1" draw:style-name="gr1" draw:text-style-name="P106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7">de a</text:span>chtergrond<text:span text:style-name="T466"> </text:span>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98"><text:span text:style-name="T350">Klik op </text:span><text:span text:style-name="T341">Afbeelding toevoegen</text:span><text:span text:style-name="T350">.</text:span><text:span text:style-name="T345"><text:line-break/></text:span><text:span text:style-name="T348">Gebruik </text:span><text:span text:style-name="T349">de </text:span><text:span text:style-name="T350">locatie</text:span> in <text:span text:style-name="T464">Persoonlijke map</text:span><text:span text:style-name="T470"> /</text:span> <text:span text:style-name="T464">kz-</text:span><text:span text:style-name="T465">data</text:span><text:span text:style-name="T470"> / </text:span><text:span text:style-name="T456">A</text:span><text:span text:style-name="T463">chtergrond</text:span><text:span text:style-name="T469">.</text:span></text:p>
          </table:table-cell>
        </table:table-row>
        <table:table-row table:style-name="TableLine94340827056064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8"><draw:control text:anchor-type="as-char" draw:z-index="29" draw:name="Vorm40_ 2" draw:style-name="gr1" draw:text-style-name="P106" svg:width="0.35cm" svg:height="0.35cm" draw:control="control30"/></text:span></text:span></text:p>
          </table:table-cell>
          <table:table-cell table:style-name="Tabel2.A1" office:value-type="string">
            <text:p text:style-name="P97">Wijzig <text:span text:style-name="T468">de g</text:span>ebruikersfoto <text:span text:style-name="T467">v</text:span><text:span text:style-name="T454">ia </text:span><text:span text:style-name="T455">een druk op </text:span><text:span text:style-name="T454">d</text:span><text:span text:style-name="T345">e </text:span><text:span text:style-name="T346">Super</text:span><text:span text:style-name="T345">-toets</text:span><text:span text:style-name="T363"><text:note-ref text:note-class="footnote" text:reference-format="text" text:ref-name="ftn11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1">Klik op </text:span><text:span text:style-name="Strong_20_Emphasis"><text:span text:style-name="T304">Ontgrendelen</text:span></text:span><text:span text:style-name="T351">.</text:span></text:p>
            <text:p text:style-name="P95"><text:span text:style-name="T351">Klik op afbeelding voor </text:span><text:span text:style-name="Definition"><text:span text:style-name="T7">gebruiker</text:span></text:span><text:span text:style-name="T351">.</text:span></text:p>
            <text:p text:style-name="P96"><text:span text:style-name="T351">Klik op </text:span><text:span text:style-name="Strong_20_Emphasis"><text:span text:style-name="T304">Selecteer een bestand</text:span></text:span><text:span text:style-name="T351">.</text:span><text:span text:style-name="T345"><text:line-break/></text:span><text:span text:style-name="T352">Gebruik de foto </text:span><text:span text:style-name="T353">in</text:span><text:span text:style-name="T352"> </text:span><text:span text:style-name="T342">Persoonlijke map</text:span><text:span text:style-name="T352"> / </text:span><text:span text:style-name="T342">kz-</text:span><text:span text:style-name="T344">data</text:span><text:span text:style-name="T352"> / </text:span><text:span text:style-name="T337">Gebruikersfoto</text:span><text:span text:style-name="T320">.</text:span></text:p>
          </table:table-cell>
        </table:table-row>
        <table:table-row table:style-name="TableLine94340827056688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8"><draw:control text:anchor-type="as-char" draw:z-index="30" draw:name="Vorm36_ 3" draw:style-name="gr1" draw:text-style-name="P106" svg:width="0.35cm" svg:height="0.35cm" draw:control="control31"/></text:span></text:span></text:p>
          </table:table-cell>
          <table:table-cell table:style-name="Tabel2.A1" office:value-type="string">
            <text:p text:style-name="P99"><text:span text:style-name="T321">Controleer </text:span><text:span text:style-name="T322">de f</text:span><text:span text:style-name="T321">avorieten met </text:span><text:span text:style-name="T342">Persoonlijke map</text:span><text:span text:style-name="T320"> / </text:span><text:span text:style-name="T342">kz-</text:span><text:span text:style-name="T344">data</text:span><text:span text:style-name="T320"> / </text:span><text:span text:style-name="T343">Favorieten</text:span><text:span text:style-name="T320">.</text:span></text:p>
          </table:table-cell>
        </table:table-row>
        <table:table-row table:style-name="TableLine94340827057312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340827057936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8"><draw:control text:anchor-type="as-char" draw:z-index="22" draw:name="Vorm40_1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8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7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20T10:28:25.138899036">20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20T10:28:24.954976692</dc:date>
    <meta:keyword>Installatie</meta:keyword>
    <meta:keyword>Checklist</meta:keyword>
    <meta:keyword>Linux</meta:keyword>
    <meta:editing-cycles>6427</meta:editing-cycles>
    <meta:editing-duration>P11DT7H27M34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24" meta:character-count="6346" meta:non-whitespace-character-count="5456"/>
    <meta:user-defined meta:name="Info 1"/>
    <meta:user-defined meta:name="Info 2"/>
    <meta:user-defined meta:name="Info 3"/>
    <meta:user-defined meta:name="Info 4"/>
  </office:meta>
</office:document-meta>
</file>